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5582f" officeooo:paragraph-rsid="003d65ad"/>
    </style:style>
    <style:style style:name="P2" style:family="paragraph" style:parent-style-name="Text_20_body">
      <style:text-properties officeooo:rsid="0025582f" officeooo:paragraph-rsid="003e7786"/>
    </style:style>
    <style:style style:name="P3" style:family="paragraph" style:parent-style-name="Text_20_body">
      <style:text-properties officeooo:rsid="0025582f" officeooo:paragraph-rsid="00415de6"/>
    </style:style>
    <style:style style:name="P4" style:family="paragraph" style:parent-style-name="Text_20_body">
      <style:text-properties officeooo:rsid="003d65ad" officeooo:paragraph-rsid="003d65ad"/>
    </style:style>
    <style:style style:name="P5" style:family="paragraph" style:parent-style-name="Text_20_body">
      <style:text-properties officeooo:rsid="003d65ad" officeooo:paragraph-rsid="003e7786"/>
    </style:style>
    <style:style style:name="P6" style:family="paragraph" style:parent-style-name="Text_20_body">
      <style:text-properties officeooo:rsid="0040284d" officeooo:paragraph-rsid="0040284d"/>
    </style:style>
    <style:style style:name="P7" style:family="paragraph" style:parent-style-name="Text_20_body">
      <style:text-properties officeooo:rsid="0040284d" officeooo:paragraph-rsid="00415de6"/>
    </style:style>
    <style:style style:name="P8" style:family="paragraph" style:parent-style-name="Text_20_body">
      <style:text-properties officeooo:rsid="004126b3" officeooo:paragraph-rsid="004126b3"/>
    </style:style>
    <style:style style:name="P9" style:family="paragraph" style:parent-style-name="Text_20_body">
      <style:text-properties officeooo:rsid="00415325" officeooo:paragraph-rsid="00415325"/>
    </style:style>
    <style:style style:name="P10" style:family="paragraph" style:parent-style-name="Heading_20_1" style:master-page-name="Right_20_Page">
      <style:paragraph-properties style:page-number="auto"/>
      <style:text-properties officeooo:rsid="0025582f" officeooo:paragraph-rsid="003d65ad"/>
    </style:style>
    <style:style style:name="P11" style:family="paragraph" style:parent-style-name="Heading_20_3">
      <style:text-properties officeooo:paragraph-rsid="003d65ad"/>
    </style:style>
    <style:style style:name="P12" style:family="paragraph" style:parent-style-name="Heading_20_3">
      <style:text-properties officeooo:rsid="0025582f" officeooo:paragraph-rsid="003d65ad"/>
    </style:style>
    <style:style style:name="P13" style:family="paragraph" style:parent-style-name="Heading_20_3">
      <style:text-properties officeooo:paragraph-rsid="003e7786"/>
    </style:style>
    <style:style style:name="T1" style:family="text">
      <style:text-properties officeooo:rsid="003d65ad"/>
    </style:style>
    <style:style style:name="T2" style:family="text">
      <style:text-properties officeooo:rsid="0040284d"/>
    </style:style>
    <style:style style:name="T3" style:family="text">
      <style:text-properties officeooo:rsid="004126b3"/>
    </style:style>
    <style:style style:name="T4" style:family="text">
      <style:text-properties officeooo:rsid="00415d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he Water Is Wide</text:h>
      <text:p text:style-name="Heading_20_2">(Traditional)</text:p>
      <text:p text:style-name="P12">[INTRO]</text:p>
      <text:p text:style-name="P9">G C G Em D <text:span text:style-name="T4">Bm G D G</text:span></text:p>
      <text:p text:style-name="P11">[CHORUS]</text:p>
      <text:p text:style-name="P4"><text:s text:c="13"/><text:span text:style-name="T4">G</text:span> <text:s text:c="9"/>C <text:s text:c="8"/>G</text:p>
      <text:p text:style-name="P1">The water is wide, I can<text:span text:style-name="T1">not</text:span> cross o'er.</text:p>
      <text:p text:style-name="P1"><text:s text:c="6"/><text:span text:style-name="T1"><text:s text:c="11"/>Em <text:s text:c="12"/>D</text:span></text:p>
      <text:p text:style-name="P1">And neither have I the wings to fly.</text:p>
      <text:p text:style-name="P1"><text:s text:c="11"/>Bm <text:s text:c="11"/><text:span text:style-name="T4">Fm</text:span> <text:s text:c="3"/>G</text:p>
      <text:p text:style-name="P1">Build me a boat that can carry two,</text:p>
      <text:p text:style-name="P1"><text:s text:c="15"/><text:span text:style-name="T3">D </text:span><text:s text:c="15"/>G</text:p>
      <text:p text:style-name="P1">And both shall row, my love and I</text:p>
      <text:p text:style-name="P11">[VERSE 1]</text:p>
      <text:p text:style-name="P1"><text:s text:c="11"/>G <text:s text:c="11"/><text:span text:style-name="T1">C</text:span> <text:s text:c="8"/>G</text:p>
      <text:p text:style-name="P1">There is a ship and she sails the seas.</text:p>
      <text:p text:style-name="P1"><text:s text:c="12"/><text:span text:style-name="T1">Em</text:span> <text:s text:c="18"/><text:span text:style-name="T1">D</text:span></text:p>
      <text:p text:style-name="P1">She's laden deep, <text:span text:style-name="T1">a</text:span>s deep <text:span text:style-name="T1">as </text:span>can be;</text:p>
      <text:p text:style-name="P3"><text:s text:c="11"/>Bm <text:s text:c="9"/><text:span text:style-name="T4">Fm</text:span> <text:s text:c="6"/>G <text:s/></text:p>
      <text:p text:style-name="P1">But not so deep as the love I'm in</text:p>
      <text:p text:style-name="P1"><text:s text:c="11"/><text:span text:style-name="T3">D </text:span><text:s text:c="15"/><text:span text:style-name="T1">G</text:span></text:p>
      <text:p text:style-name="P1">And I know not if I sink or swim.</text:p>
      <text:p text:style-name="Heading_20_3">[VERSE 2]</text:p>
      <text:p text:style-name="P8"><text:s text:c="12"/><text:span text:style-name="T4">G</text:span> <text:s text:c="6"/>C <text:s text:c="6"/>G</text:p>
      <text:p text:style-name="P6">I lean'd my back against an oak</text:p>
      <text:p text:style-name="P6"><text:s text:c="14"/><text:span text:style-name="T3">Em <text:s text:c="13"/>D</text:span></text:p>
      <text:p text:style-name="P6">Thinking <text:span text:style-name="T3">that </text:span>it was a mighty tree</text:p>
      <text:p text:style-name="P7"><text:s text:c="13"/><text:span text:style-name="T3">Bm <text:s text:c="6"/>Fm <text:s text:c="5"/>G</text:span></text:p>
      <text:p text:style-name="P6">But first it bent and then it broke</text:p>
      <text:p text:style-name="P6"><text:s text:c="10"/><text:span text:style-name="T3">D <text:s text:c="18"/>G</text:span></text:p>
      <text:p text:style-name="P6">So did my love prove false to me</text:p>
      <text:p text:style-name="P6"/>
      <text:p text:style-name="Heading_20_3"><text:soft-page-break/>[VERSE 3]</text:p>
      <text:p text:style-name="P8"><text:s text:c="9"/><text:span text:style-name="T4">G</text:span> <text:s text:c="6"/>C <text:s text:c="8"/>G</text:p>
      <text:p text:style-name="P6">I put my hand in some soft bush</text:p>
      <text:p text:style-name="P6"><text:s text:c="13"/><text:span text:style-name="T3">Em <text:s text:c="16"/>D</text:span></text:p>
      <text:p text:style-name="P6">Thinking the sweetest flow'r to find</text:p>
      <text:p text:style-name="P7"><text:s text:c="13"/><text:span text:style-name="T3">Bm <text:s text:c="4"/>Fm <text:s text:c="4"/>G</text:span></text:p>
      <text:p text:style-name="P6">I prick'd my finger to the bone</text:p>
      <text:p text:style-name="P6"><text:s text:c="13"/><text:span text:style-name="T3">D <text:s text:c="16"/>G</text:span></text:p>
      <text:p text:style-name="P6">And left the sweetest flow'r behind</text:p>
      <text:p text:style-name="P11">[VERSE <text:span text:style-name="T2">4</text:span>]</text:p>
      <text:p text:style-name="P1"><text:s text:c="10"/><text:span text:style-name="T4">G</text:span> <text:s text:c="9"/><text:span text:style-name="T1">C</text:span> <text:s text:c="6"/>G</text:p>
      <text:p text:style-name="P1">O love is <text:span text:style-name="T4">gentle</text:span> and love is <text:span text:style-name="T4">kind</text:span></text:p>
      <text:p text:style-name="P1"><text:s text:c="12"/><text:span text:style-name="T1">Em</text:span> <text:s text:c="19"/><text:span text:style-name="T1">D</text:span></text:p>
      <text:p text:style-name="P1">Bright as a jewel when first it's new</text:p>
      <text:p text:style-name="P1"><text:s text:c="15"/>Bm <text:s text:c="5"/><text:span text:style-name="T4">Fm</text:span> <text:s text:c="3"/>G <text:s/></text:p>
      <text:p text:style-name="P1">but love grows old and waxes cold</text:p>
      <text:p text:style-name="P1"><text:s text:c="10"/><text:span text:style-name="T3">D <text:s/></text:span><text:s text:c="19"/><text:span text:style-name="T1">G</text:span></text:p>
      <text:p text:style-name="P1">And fades away like the morning dew</text:p>
      <text:p text:style-name="Heading_20_3">[VERSE 5]</text:p>
      <text:p text:style-name="Text_20_body"><text:s text:c="10"/><text:span text:style-name="T4">G <text:s text:c="10"/>C <text:s text:c="5"/>G</text:span></text:p>
      <text:p text:style-name="P6">Must I go bound while you go free </text:p>
      <text:p text:style-name="P6"><text:s text:c="12"/><text:span text:style-name="T3">Em <text:s text:c="18"/>D</text:span></text:p>
      <text:p text:style-name="P6">Must I love <text:span text:style-name="T3">one</text:span> who doesn't love me</text:p>
      <text:p text:style-name="P6"><text:s text:c="10"/><text:span text:style-name="T3">Bm <text:s text:c="7"/>Fm <text:s text:c="7"/>G</text:span></text:p>
      <text:p text:style-name="P6">Must I be born with so little art</text:p>
      <text:p text:style-name="P6"><text:s text:c="11"/><text:span text:style-name="T3">D <text:s text:c="18"/>G</text:span></text:p>
      <text:p text:style-name="P6">As to love <text:span text:style-name="T3">one</text:span> who'll break my heart </text:p>
      <text:p text:style-name="Heading_20_3">[VERSE 6]</text:p>
      <text:p text:style-name="Text_20_body"><text:span text:style-name="T3"><text:s text:c="2"/></text:span><text:s text:c="10"/><text:span text:style-name="T4">G</text:span> <text:s text:c="5"/><text:span text:style-name="T3"><text:s text:c="5"/>C <text:s text:c="5"/>G</text:span></text:p>
      <text:p text:style-name="P6">When cockle shells turn silver bells </text:p>
      <text:p text:style-name="P6"><text:s text:c="13"/><text:span text:style-name="T3">Em <text:s text:c="15"/>D</text:span></text:p>
      <text:p text:style-name="P6">Then will my love come back to me </text:p>
      <text:p text:style-name="P6"><text:s text:c="11"/><text:span text:style-name="T3">Bm <text:s text:c="6"/>Fm <text:s text:c="6"/>G</text:span></text:p>
      <text:p text:style-name="P6">When roses bloom in winter's gloom </text:p>
      <text:p text:style-name="P6"><text:s text:c="13"/><text:span text:style-name="T3">D <text:s text:c="13"/>G</text:span></text:p>
      <text:p text:style-name="P6">Then will my love return to me</text:p>
      <text:p text:style-name="P13"><text:soft-page-break/>[CHORUS]</text:p>
      <text:p text:style-name="P5"><text:s text:c="13"/><text:span text:style-name="T4">G</text:span> <text:s text:c="9"/>C <text:s text:c="8"/>G</text:p>
      <text:p text:style-name="P2">The water is wide, I can<text:span text:style-name="T1">not</text:span> cross o'er.</text:p>
      <text:p text:style-name="P2"><text:s text:c="6"/><text:span text:style-name="T1"><text:s text:c="11"/>Em <text:s text:c="12"/>D</text:span></text:p>
      <text:p text:style-name="P2">And neither have I the wings to fly.</text:p>
      <text:p text:style-name="P2"><text:s text:c="11"/>Bm <text:s text:c="11"/><text:span text:style-name="T4">Fm</text:span> <text:s text:c="3"/>G</text:p>
      <text:p text:style-name="P2">Build me a boat that can carry two,</text:p>
      <text:p text:style-name="P2"><text:s text:c="15"/><text:span text:style-name="T3">D </text:span><text:s text:c="15"/>G</text:p>
      <text:p text:style-name="P2">And both shall row, my love and 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11M39S</meta:editing-duration>
    <meta:editing-cycles>53</meta:editing-cycles>
    <meta:generator>LibreOffice/5.2.7.2$Linux_X86_64 LibreOffice_project/20m0$Build-2</meta:generator>
    <dc:title>Lyrics + Chords</dc:title>
    <dc:date>2017-10-14T08:05:29.852442879</dc:date>
    <meta:print-date>2017-04-03T12:23:29.985893000</meta:print-date>
    <meta:document-statistic meta:table-count="0" meta:image-count="0" meta:object-count="0" meta:page-count="3" meta:paragraph-count="76" meta:word-count="354" meta:character-count="2254" meta:non-whitespace-character-count="110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